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priedade Intelectual</text:p>
          </draw:text-box>
        </draw:frame>
        <draw:frame presentation:style-name="pr2" draw:layer="layout" svg:width="25.199cm" svg:height="12.178cm" svg:x="1.4cm" svg:y="4.914cm" presentation:class="subtitle">
          <draw:text-box>
            <text:p>Alunos: Edson Lemes da Silva</text:p>
            <text:p><text:tab/><text:tab/> <text:s/>Lucas Cezar Parnoff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ganizaç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3 Tópicos</text:p>
              </text:list-item>
              <text:list-item>
                <text:p>Conceitos</text:p>
              </text:list-item>
              <text:list-item>
                <text:p>Aplicações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eit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priedade industrial</text:p>
                <text:p/>
              </text:list-item>
              <text:list-item>
                <text:p>Propriedade intelectual</text:p>
                <text:p/>
              </text:list-item>
              <text:list-item>
                <text:p>Diferença entre el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licaçõ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as Empresas</text:p>
                <text:p/>
              </text:list-item>
              <text:list-item>
                <text:p>Na área científ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ontos finais</text:p>
                <text:p/>
              </text:list-item>
              <text:list-item>
                <text:p>Aproveitamen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Obrigado Pela Colabora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8:23:34.574413036</meta:creation-date>
    <dc:date>2014-06-24T20:36:39.972309091</dc:date>
    <meta:editing-duration>PT1H28M12S</meta:editing-duration>
    <meta:editing-cycles>5</meta:editing-cycles>
    <meta:generator>LibreOffice/4.2.3.3$Linux_x86 LibreOffice_project/420m0$Build-3</meta:generator>
    <meta:document-statistic meta:object-count="44"/>
  </office:meta>
</office:document-meta>
</file>